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5.413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style:font-name="Liberation Sans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C2C Compatibility Patch</text:p>
          </table:table-cell>
          <table:table-cell table:style-name="ce3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3" office:value-type="string" calcext:value-type="string">
            <text:p>Attention: Please redownload the mod if you downloaded June 11th 2022</text:p>
          </table:table-cell>
          <table:table-cell table:style-name="ce26" office:value-type="string" calcext:value-type="string">
            <text:p>Refor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26" office:value-type="string" calcext:value-type="string">
            <text:p>Midwest Expansion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0.1.5 – Def</text:p>
          </table:table-cell>
          <table:covered-table-cell table:number-columns-repeated="2" table:style-name="ce3"/>
          <table:table-cell table:style-name="ce2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0.1.5 – Map&amp;Models</text:p>
          </table:table-cell>
          <table:covered-table-cell table:number-columns-repeated="2" table:style-name="ce3"/>
          <table:covered-table-cell table:style-name="ce2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50 United</text:p>
          </table:table-cell>
          <table:table-cell table:style-name="ce3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6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7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2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number-columns-repeated="2" table:style-name="ce4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27" office:value-type="string" calcext:value-type="string">
            <text:p>P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span text:style-name="T5"><text:a xlink:href="https://truckymods.io/american-truck-simulator/maps/reforma" xlink:type="simple">https://truckymods.io/american-truck-simulator/maps/reforma</text:a></text:span></text:p>
          </table:table-cell>
          <table:table-cell table:style-name="ce22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1">Starlight Adventurer’s</text:span> Combo: America 2 (pre-release 2) </text:p>
          </table:table-cell>
          <table:covered-table-cell table:style-name="ce19"/>
          <table:table-cell table:style-name="ce23" office:value-type="string" calcext:value-type="string" table:number-columns-spanned="2" table:number-rows-spanned="1">
            <text:p>Last updated on July 28, 2022 (v2.0-beta2)</text:p>
          </table:table-cell>
          <table:covered-table-cell table:style-name="ce4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1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0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3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4" table:number-rows-repeated="5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5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1" table:number-rows-repeated="2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6" table:number-rows-repeated="3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1" table:number-rows-repeated="3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7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1" table:number-rows-repeated="46">
          <table:table-cell table:style-name="ce11"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13" table:number-columns-repeated="4"/>
          <table:table-cell table:style-name="ce8"/>
          <table:table-cell table:number-columns-repeated="1019"/>
        </table:table-row>
        <table:table-row table:style-name="ro1" table:number-rows-repeated="130">
          <table:table-cell table:style-name="ce13"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8" table:number-rows-repeated="106">
          <table:table-cell table:number-columns-repeated="1024"/>
        </table:table-row>
        <table:table-row table:style-name="ro9" table:number-rows-repeated="10481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8T13:03:22.089000000</dc:date>
    <meta:editing-duration>PT16H45M47S</meta:editing-duration>
    <meta:editing-cycles>32</meta:editing-cycles>
    <meta:document-statistic meta:table-count="1" meta:cell-count="53" meta:object-count="0"/>
  </office:meta>
</office:document-meta>
</file>